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7E000001DF5AA6D6FCE7F45ABB.jpg" manifest:media-type="image/jpe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56cm, -0.212cm, 2.4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88cm"/>
    </style:style>
    <style:style style:name="gr8" style:family="graphic" style:parent-style-name="standard">
      <style:graphic-properties draw:stroke="none" svg:stroke-color="#000000" draw:fill="none" draw:fill-color="#ffffff" fo:min-height="3.799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font-size="13pt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style:text-position="-33% 58%" style:font-name="Liberation Sans1" style:font-name-asian="Liberation Sans1" style:font-name-complex="Liberation Sans1"/>
    </style:style>
    <style:style style:name="T6" style:family="text">
      <style:text-properties style:text-position="-33% 58%" style:font-name="Liberation Sans" style:font-name-asian="Liberation Sans1" style:font-name-complex="Liberation Sans1"/>
    </style:style>
    <style:style style:name="T7" style:family="text">
      <style:text-properties style:text-position="0% 100%" style:font-name="Liberation Sans" style:font-name-asian="Liberation Sans1" style:font-name-complex="Liberation Sans1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99cm" svg:height="0.999cm" svg:x="13.847cm" svg:y="9.98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0.1cm" svg:height="1.9cm" svg:x="9.9cm" svg:y="3.2cm">
          <draw:text-box>
            <text:p><text:span text:style-name="T1">M</text:span><text:span text:style-name="T2">h</text:span><text:span text:style-name="T3">(x) = </text:span><text:span text:style-name="T4">Σ</text:span><text:span text:style-name="T5">i</text:span><text:span text:style-name="T6">=1</text:span><text:span text:style-name="T4">α</text:span><text:span text:style-name="T6">i</text:span><text:span text:style-name="T7">h</text:span><text:span text:style-name="T6">i</text:span><text:span text:style-name="T7">(x) </text:span></text:p>
          </draw:text-box>
        </draw:frame>
        <draw:frame draw:style-name="gr3" draw:text-style-name="P1" draw:layer="layout" svg:width="18.092cm" svg:height="5.079cm" draw:transform="skewX (-0.00139626340159546) rotate (-0.00139626340159562) translate (5.708cm 7.396cm)">
          <draw:image xlink:href="Pictures/100000000000027E000001DF5AA6D6FCE7F45ABB.jpg" xlink:type="simple" xlink:show="embed" xlink:actuate="onLoad">
            <text:p/>
          </draw:image>
        </draw:frame>
        <draw:frame draw:style-name="gr4" draw:text-style-name="P2" draw:layer="layout" svg:width="5.6cm" svg:height="1.6cm" svg:x="6.4cm" svg:y="6cm">
          <draw:text-box>
            <text:p>D = {(X,y,w<text:span text:style-name="T2">1</text:span>)}</text:p>
          </draw:text-box>
        </draw:frame>
        <draw:frame draw:style-name="gr5" draw:text-style-name="P2" draw:layer="layout" svg:width="5.7cm" svg:height="1.4cm" svg:x="11.3cm" svg:y="6cm">
          <draw:text-box>
            <text:p>D = {(X,y,w<text:span text:style-name="T2">2</text:span>)} <text:s text:c="4"/></text:p>
          </draw:text-box>
        </draw:frame>
        <draw:frame draw:style-name="gr5" draw:text-style-name="P2" draw:layer="layout" svg:width="5.6cm" svg:height="1.4cm" svg:x="17.1cm" svg:y="6cm">
          <draw:text-box>
            <text:p>D = {(X,y,w<text:span text:style-name="T2">n</text:span>)}</text:p>
          </draw:text-box>
        </draw:frame>
        <draw:line draw:style-name="gr6" draw:text-style-name="P3" draw:layer="layout" svg:x1="12.3cm" svg:y1="4.2cm" svg:x2="9.4cm" svg:y2="5.9cm">
          <text:p/>
        </draw:line>
        <draw:line draw:style-name="gr6" draw:text-style-name="P3" draw:layer="layout" svg:x1="12.3cm" svg:y1="4.2cm" svg:x2="13.2cm" svg:y2="6cm">
          <text:p/>
        </draw:line>
        <draw:line draw:style-name="gr6" draw:text-style-name="P3" draw:layer="layout" svg:x1="12.3cm" svg:y1="4.2cm" svg:x2="18.9cm" svg:y2="5.9cm">
          <text:p/>
        </draw:line>
        <draw:custom-shape draw:style-name="gr7" draw:text-style-name="P1" draw:layer="layout" svg:width="1.7cm" svg:height="0.3cm" svg:x="10.3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1.9cm" svg:height="4.049cm" svg:x="15.7cm" svg:y="5.551cm">
          <draw:text-box>
            <text:p text:style-name="P4">...</text:p>
          </draw:text-box>
        </draw:frame>
        <draw:frame draw:style-name="gr9" draw:text-style-name="P7" draw:layer="layout" svg:width="3.7cm" svg:height="0.8cm" svg:x="9.6cm" svg:y="7.1cm">
          <draw:text-box>
            <text:p text:style-name="P6">Weight update</text:p>
          </draw:text-box>
        </draw:frame>
        <draw:custom-shape draw:style-name="gr10" draw:text-style-name="P1" draw:layer="layout" svg:width="0.9cm" svg:height="1cm" svg:x="8.5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9cm" svg:height="1cm" svg:x="13.1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9cm" svg:height="1cm" svg:x="19.3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2" draw:layer="layout" svg:width="1.3cm" svg:height="1.825cm" svg:x="8.5cm" svg:y="13.8cm">
          <draw:text-box>
            <text:p><text:span text:style-name="T8">α</text:span><text:span text:style-name="T6">1</text:span></text:p>
          </draw:text-box>
        </draw:frame>
        <draw:frame draw:style-name="gr11" draw:text-style-name="P2" draw:layer="layout" svg:width="1.3cm" svg:height="1.825cm" svg:x="12.9cm" svg:y="13.875cm">
          <draw:text-box>
            <text:p><text:span text:style-name="T8">α</text:span><text:span text:style-name="T6">2</text:span></text:p>
          </draw:text-box>
        </draw:frame>
        <draw:frame draw:style-name="gr11" draw:text-style-name="P2" draw:layer="layout" svg:width="1.3cm" svg:height="1.825cm" svg:x="19.2cm" svg:y="13.775cm">
          <draw:text-box>
            <text:p><text:span text:style-name="T8">α</text:span><text:span text:style-name="T6">n</text:span></text:p>
          </draw:text-box>
        </draw:frame>
        <draw:frame draw:style-name="gr12" draw:text-style-name="P9" draw:layer="layout" svg:width="6.6cm" svg:height="0.962cm" svg:x="0.9cm" svg:y="3.138cm">
          <draw:text-box>
            <text:p text:style-name="P8">Master classifier:</text:p>
          </draw:text-box>
        </draw:frame>
        <draw:frame draw:style-name="gr12" draw:text-style-name="P9" draw:layer="layout" svg:width="6.6cm" svg:height="0.962cm" svg:x="0.9cm" svg:y="6cm">
          <draw:text-box>
            <text:p text:style-name="P8">Training Sets:</text:p>
          </draw:text-box>
        </draw:frame>
        <draw:frame draw:style-name="gr12" draw:text-style-name="P9" draw:layer="layout" svg:width="6.6cm" svg:height="0.962cm" svg:x="0.9cm" svg:y="9.4cm">
          <draw:text-box>
            <text:p text:style-name="P8">Base classifiers:</text:p>
          </draw:text-box>
        </draw:frame>
        <draw:frame draw:style-name="gr13" draw:text-style-name="P11" draw:layer="layout" svg:width="4.5cm" svg:height="0.806cm" svg:x="1.3cm" svg:y="13.9cm">
          <draw:text-box>
            <text:p text:style-name="P10"><text:span text:style-name="T9">Learning Rates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1:49:42.549723477</meta:creation-date>
    <dc:date>2016-05-18T01:06:51.952718373</dc:date>
    <meta:editing-duration>PT2H6M6S</meta:editing-duration>
    <meta:editing-cycles>1</meta:editing-cycles>
    <meta:document-statistic meta:object-count="22"/>
    <meta:generator>LibreOffice/5.1.2.2$Linux_X86_64 LibreOffice_project/10m0$Build-2</meta:generator>
  </office:meta>
</office:document-meta>
</file>

<file path=Object 1/content.xml><?xml version="1.0" encoding="utf-8"?>
<math xmlns="http://www.w3.org/1998/Math/MathML" display="block"/>
</file>